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Husky_beta recalc join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nghao</text:p>
          </table:table-cell>
          <table:table-cell office:value-type="string" calcext:value-type="string">
            <text:p>frank</text:p>
          </table:table-cell>
        </table:table-row>
        <table:table-row table:style-name="ro1">
          <table:table-cell office:value-type="string" calcext:value-type="string">
            <text:p>initial HFE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string" calcext:value-type="string">
            <text:p>thigh_max</text:p>
          </table:table-cell>
          <table:table-cell office:value-type="float" office:value="-35" calcext:value-type="float">
            <text:p>-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gh_min</text:p>
          </table:table-cell>
          <table:table-cell office:value-type="float" office:value="-65" calcext:value-type="float">
            <text:p>-65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F_HFE.info</text:p>
          </table:table-cell>
          <table:table-cell office:value-type="float" office:value="-0.7162" calcext:value-type="float">
            <text:p>-0.7162</text:p>
          </table:table-cell>
          <table:table-cell office:value-type="float" office:value="-0.1047" calcext:value-type="float">
            <text:p>-0.1047</text:p>
          </table:table-cell>
        </table:table-row>
        <table:table-row table:style-name="ro1">
          <table:table-cell office:value-type="string" calcext:value-type="string">
            <text:p>degrees</text:p>
          </table:table-cell>
          <table:table-cell table:style-name="ce1" table:formula="of:=[.B7]*180/PI()" office:value-type="float" office:value="-41.0352372872696" calcext:value-type="float">
            <text:p>-41.04</text:p>
          </table:table-cell>
          <table:table-cell table:style-name="ce1" table:formula="of:=[.C7]*180/PI()" office:value-type="float" office:value="-5.99886811501972" calcext:value-type="float">
            <text:p>-6.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itial ankel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nkle lower</text:p>
          </table:table-cell>
          <table:table-cell office:value-type="float" office:value="0" calcext:value-type="float">
            <text:p>0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string" calcext:value-type="string">
            <text:p>ankle upper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 style:data-style-name="N2" text:time-value="13:25:31.9591051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5T14:57:09.937467433</meta:creation-date>
    <dc:date>2023-09-27T13:27:21.996983660</dc:date>
    <meta:editing-duration>PT23M57S</meta:editing-duration>
    <meta:editing-cycles>3</meta:editing-cycles>
    <meta:generator>LibreOffice/6.4.7.2$Linux_X86_64 LibreOffice_project/40$Build-2</meta:generator>
    <meta:document-statistic meta:table-count="1" meta:cell-count="27" meta:object-count="0"/>
  </office:meta>
</office:document-meta>
</file>